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1.905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081cm"/>
    </style:style>
    <style:style style:name="Tabelle1.G" style:family="table-column">
      <style:table-column-properties style:column-width="2.205cm"/>
    </style:style>
    <style:style style:name="Tabelle1.H" style:family="table-column">
      <style:table-column-properties style:column-width="1.799cm"/>
    </style:style>
    <style:style style:name="Tabelle1.J" style:family="table-column">
      <style:table-column-properties style:column-width="6.937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656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861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984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7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7" style:family="table-cell">
      <style:table-cell-properties fo:padding="0cm" fo:border-left="1.75pt solid #000000" fo:border-right="none" fo:border-top="none" fo:border-bottom="none"/>
    </style:style>
    <style:style style:name="Tabelle1.C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normal" officeooo:rsid="000bcbcb" officeooo:paragraph-rsid="000bcbcb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normal" officeooo:rsid="000bcbcb" officeooo:paragraph-rsid="000d7c0d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normal" officeooo:rsid="000bcbcb" officeooo:paragraph-rsid="0009f7b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normal" officeooo:rsid="0009f7bf" officeooo:paragraph-rsid="0009f7b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normal" officeooo:rsid="000d7c0d" officeooo:paragraph-rsid="000d7c0d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30dc2" style:font-size-asian="10.5pt" style:font-size-complex="10.5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060df6" fo:background-color="transparent" style:font-size-asian="10.5pt" style:font-size-complex="10.5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rsid="00264659" officeooo:paragraph-rsid="00264659" fo:background-color="transparen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aa3c4" style:font-size-asian="12pt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aa3c4" style:font-size-asian="12pt" style:font-size-complex="12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aa3c4" style:font-size-asian="12pt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officeooo:rsid="002aa3c4" officeooo:paragraph-rsid="002aa3c4"/>
    </style:style>
    <style:style style:name="P37" style:family="paragraph" style:parent-style-name="Standard">
      <style:paragraph-properties fo:text-align="center" style:justify-single-word="false"/>
      <style:text-properties officeooo:rsid="002aa3c4" officeooo:paragraph-rsid="002aa3c4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aa3c4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256f92" style:font-size-asian="10.5pt" style:font-size-complex="10.5pt"/>
    </style:style>
    <style:style style:name="T9" style:family="text">
      <style:text-properties fo:font-size="10.5pt" officeooo:rsid="00264659" style:font-size-asian="10.5pt" style:font-size-complex="10.5pt"/>
    </style:style>
    <style:style style:name="T10" style:family="text">
      <style:text-properties officeooo:rsid="0018fba2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0bcbcb" style:font-size-asian="11pt" style:font-weight-asian="normal" style:font-size-complex="11pt" style:font-weight-complex="normal"/>
    </style:style>
    <style:style style:name="T13" style:family="text">
      <style:text-properties officeooo:rsid="001f1798"/>
    </style:style>
    <style:style style:name="T14" style:family="text">
      <style:text-properties officeooo:rsid="00230dc2"/>
    </style:style>
    <style:style style:name="T15" style:family="text">
      <style:text-properties officeooo:rsid="00256f92"/>
    </style:style>
    <style:style style:name="T16" style:family="text">
      <style:text-properties officeooo:rsid="0025a3ef"/>
    </style:style>
    <style:style style:name="T17" style:family="text">
      <style:text-properties officeooo:rsid="00264659"/>
    </style:style>
    <style:style style:name="T18" style:family="text">
      <style:text-properties officeooo:rsid="0027b780"/>
    </style:style>
    <style:style style:name="T19" style:family="text">
      <style:text-properties officeooo:rsid="002aa3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B"/>
        <table:table-column table:style-name="Tabelle1.J"/>
        <table:table-row table:style-name="Tabelle1.1">
          <table:table-cell table:style-name="Tabelle1.A1" office:value-type="string">
            <text:p text:style-name="P4">Methode</text:p>
          </table:table-cell>
          <table:table-cell table:style-name="Tabelle1.B1" office:value-type="string">
            <text:p text:style-name="P3">Klasse 1<text:line-break/><text:span text:style-name="T11">Normal</text:span></text:p>
          </table:table-cell>
          <table:table-cell table:style-name="Tabelle1.C1" office:value-type="string">
            <text:p text:style-name="P3">Klasse 2<text:line-break/><text:span text:style-name="T11">Zu groß</text:span></text:p>
          </table:table-cell>
          <table:table-cell table:style-name="Tabelle1.C1" office:value-type="string">
            <text:p text:style-name="P3">Klasse 4<text:line-break/><text:span text:style-name="T11">Zu klein</text:span></text:p>
          </table:table-cell>
          <table:table-cell table:style-name="Tabelle1.C1" office:value-type="string">
            <text:p text:style-name="P3">Klasse 6<text:line-break/><text:span text:style-name="T11">Korrektur-bolu</text:span><text:span text:style-name="T12">s</text:span></text:p>
          </table:table-cell>
          <table:table-cell table:style-name="Tabelle1.C1" office:value-type="string">
            <text:p text:style-name="P3">Klasse 5<text:line-break/><text:span text:style-name="T11">Restklasse</text:span></text:p>
          </table:table-cell>
          <table:table-cell table:style-name="Tabelle1.C1" office:value-type="string">
            <text:p text:style-name="P7">Total amount of</text:p>
            <text:p text:style-name="P8">discovered curves</text:p>
          </table:table-cell>
          <table:table-cell table:style-name="Tabelle1.C1" office:value-type="string">
            <text:p text:style-name="P5"><text:span text:style-name="T10">Total A</text:span>mount of <text:span text:style-name="T6">time series</text:span></text:p>
            <text:p text:style-name="P9">M</text:p>
          </table:table-cell>
          <table:table-cell table:style-name="Tabelle1.C1" office:value-type="string">
            <text:p text:style-name="P5">Amount of trainings-samples</text:p>
            <text:p text:style-name="P5">N</text:p>
          </table:table-cell>
          <table:table-cell table:style-name="Tabelle1.C1" office:value-type="string">
            <text:p text:style-name="P6">Duration and </text:p>
            <text:p text:style-name="P5">Compexity <text:span text:style-name="T6">O(N)</text:span></text:p>
          </table:table-cell>
        </table:table-row>
        <table:table-row table:style-name="Tabelle1.2">
          <table:table-cell table:style-name="Tabelle1.A2" office:value-type="string">
            <text:p text:style-name="P29">VBDTW<text:line-break/><text:span text:style-name="T7">(Schwellwert &gt; </text:span><text:span text:style-name="T8">6</text:span><text:span text:style-name="T7">0)</text:span></text:p>
          </table:table-cell>
          <table:table-cell table:style-name="Tabelle1.B2" office:value-type="string">
            <text:p text:style-name="P28"><text:span text:style-name="T15">77</text:span><text:line-break/>~ <text:span text:style-name="T16">17,54</text:span> %</text:p>
          </table:table-cell>
          <table:table-cell table:style-name="Tabelle1.C2" office:value-type="string">
            <text:p text:style-name="P28"><text:span text:style-name="T15">18</text:span><text:line-break/>~ <text:span text:style-name="T16">4,1</text:span> %</text:p>
          </table:table-cell>
          <table:table-cell table:style-name="Tabelle1.C2" office:value-type="string">
            <text:p text:style-name="P28"><text:span text:style-name="T15">72</text:span><text:line-break/>~ <text:span text:style-name="T16">16,4</text:span> %</text:p>
          </table:table-cell>
          <table:table-cell table:style-name="Tabelle1.C2" office:value-type="string">
            <text:p text:style-name="P28"><text:span text:style-name="T15">55</text:span><text:line-break/>~ <text:span text:style-name="T16">12,53</text:span> %</text:p>
          </table:table-cell>
          <table:table-cell table:style-name="Tabelle1.F2" office:value-type="string">
            <text:p text:style-name="P28"><text:span text:style-name="T15">217</text:span><text:line-break/>~ <text:span text:style-name="T16">49,43</text:span> %</text:p>
          </table:table-cell>
          <table:table-cell table:style-name="Tabelle1.C2" office:value-type="string">
            <text:p text:style-name="P30">439</text:p>
          </table:table-cell>
          <table:table-cell table:style-name="Tabelle1.C2" office:value-type="string">
            <text:p text:style-name="P24">9716</text:p>
          </table:table-cell>
          <table:table-cell table:style-name="Tabelle1.C2" office:value-type="string">
            <text:p text:style-name="P25">400</text:p>
          </table:table-cell>
          <table:table-cell table:style-name="Tabelle1.C2" office:value-type="string">
            <text:p text:style-name="P23">1,5 h</text:p>
            <text:p text:style-name="P25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29">DDTW<text:line-break/><text:span text:style-name="T7">(Schwellwert &gt; 1</text:span><text:span text:style-name="T9">3</text:span><text:span text:style-name="T7">)</text:span></text:p>
          </table:table-cell>
          <table:table-cell table:style-name="Tabelle1.B3" office:value-type="string">
            <text:p text:style-name="P27"><text:span text:style-name="T17">51</text:span><text:line-break/>~ <text:span text:style-name="T17">25,25</text:span> %</text:p>
          </table:table-cell>
          <table:table-cell table:style-name="Tabelle1.I3" office:value-type="string">
            <text:p text:style-name="P27"><text:span text:style-name="T17">0</text:span><text:line-break/><text:span text:style-name="T17">0</text:span>%</text:p>
          </table:table-cell>
          <table:table-cell table:style-name="Tabelle1.I3" office:value-type="string">
            <text:p text:style-name="P27"><text:span text:style-name="T17">34</text:span><text:line-break/>~<text:span text:style-name="T17">16,83</text:span> %</text:p>
          </table:table-cell>
          <table:table-cell table:style-name="Tabelle1.E3" office:value-type="string">
            <text:p text:style-name="P27"><text:span text:style-name="T17">20</text:span><text:line-break/>~ <text:span text:style-name="T17">9,9 </text:span>%</text:p>
          </table:table-cell>
          <table:table-cell table:style-name="Tabelle1.F3" office:value-type="string">
            <text:p text:style-name="P27"><text:span text:style-name="T17">97</text:span><text:line-break/>~ <text:span text:style-name="T17">48,02</text:span> <text:s/>%</text:p>
          </table:table-cell>
          <table:table-cell table:style-name="Tabelle1.G3" office:value-type="string">
            <text:p text:style-name="P31">202</text:p>
          </table:table-cell>
          <table:table-cell table:style-name="Tabelle1.H3" office:value-type="string">
            <text:p text:style-name="P24">9716</text:p>
          </table:table-cell>
          <table:table-cell table:style-name="Tabelle1.I3" office:value-type="string">
            <text:p text:style-name="P25">400</text:p>
          </table:table-cell>
          <table:table-cell table:style-name="Tabelle1.J3" office:value-type="string">
            <text:p text:style-name="P23">1,5 h</text:p>
            <text:p text:style-name="P26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20">FBDTW</text:p>
            <text:p text:style-name="P11">(Schwellwert &gt; 30)</text:p>
          </table:table-cell>
          <table:table-cell table:style-name="Tabelle1.B4" office:value-type="string">
            <text:p text:style-name="P19">52</text:p>
            <text:p text:style-name="P19">~25,37 %</text:p>
          </table:table-cell>
          <table:table-cell table:style-name="Tabelle1.I4" office:value-type="string">
            <text:p text:style-name="P32">0</text:p>
            <text:p text:style-name="P32">0 %</text:p>
          </table:table-cell>
          <table:table-cell table:style-name="Tabelle1.I4" office:value-type="string">
            <text:p text:style-name="P19">16</text:p>
            <text:p text:style-name="P19">~7,8 %</text:p>
          </table:table-cell>
          <table:table-cell table:style-name="Tabelle1.E4" office:value-type="string">
            <text:p text:style-name="P19">34</text:p>
            <text:p text:style-name="P19">~16,59 %</text:p>
          </table:table-cell>
          <table:table-cell table:style-name="Tabelle1.F4" office:value-type="string">
            <text:p text:style-name="P19">103</text:p>
            <text:p text:style-name="P19">~50,24 %</text:p>
          </table:table-cell>
          <table:table-cell table:style-name="Tabelle1.G4" office:value-type="string">
            <text:p text:style-name="P17">205</text:p>
          </table:table-cell>
          <table:table-cell table:style-name="Tabelle1.H4" office:value-type="string">
            <text:p text:style-name="P18">9716</text:p>
          </table:table-cell>
          <table:table-cell table:style-name="Tabelle1.I4" office:value-type="string">
            <text:p text:style-name="P15">400</text:p>
          </table:table-cell>
          <table:table-cell table:style-name="Tabelle1.J4" office:value-type="string">
            <text:p text:style-name="P17"><text:span text:style-name="T18">3</text:span> h</text:p>
            <text:p text:style-name="P16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12">AFBDTW</text:p>
            <text:p text:style-name="P10">(Schwellwert &gt; <text:span text:style-name="T13">16</text:span>)</text:p>
          </table:table-cell>
          <table:table-cell table:style-name="Tabelle1.B1" office:value-type="string">
            <text:p text:style-name="P22">186</text:p>
            <text:p text:style-name="P22">~ 25,76 %</text:p>
          </table:table-cell>
          <table:table-cell table:style-name="Tabelle1.I5" office:value-type="string">
            <text:p text:style-name="P22">0</text:p>
            <text:p text:style-name="P22"><text:s/>0 %</text:p>
          </table:table-cell>
          <table:table-cell table:style-name="Tabelle1.I5" office:value-type="string">
            <text:p text:style-name="P22">147</text:p>
            <text:p text:style-name="P22">~ 20,36 %</text:p>
          </table:table-cell>
          <table:table-cell table:style-name="Tabelle1.E5" office:value-type="string">
            <text:p text:style-name="P22">90</text:p>
            <text:p text:style-name="P22">~12,47 %</text:p>
          </table:table-cell>
          <table:table-cell table:style-name="Tabelle1.F5" office:value-type="string">
            <text:p text:style-name="P22">299</text:p>
            <text:p text:style-name="P22">41,41 %</text:p>
          </table:table-cell>
          <table:table-cell table:style-name="Tabelle1.G5" office:value-type="string">
            <text:p text:style-name="P22">722</text:p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2">400</text:p>
          </table:table-cell>
          <table:table-cell table:style-name="Tabelle1.J5" office:value-type="string">
            <text:p text:style-name="P14"><text:span text:style-name="T18">4</text:span> h</text:p>
            <text:p text:style-name="P13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1" office:value-type="string">
            <text:p text:style-name="P33">AFBDTW</text:p>
            <text:p text:style-name="P38">(Schwellwert &gt; <text:span text:style-name="T19">24</text:span>)</text:p>
          </table:table-cell>
          <table:table-cell table:style-name="Tabelle1.B1" office:value-type="string">
            <text:p text:style-name="P36">178</text:p>
            <text:p text:style-name="P36">~ 26,1 %</text:p>
          </table:table-cell>
          <table:table-cell table:style-name="Tabelle1.I6" office:value-type="string">
            <text:p text:style-name="P36">1</text:p>
            <text:p text:style-name="P36">~ 0,15 %</text:p>
          </table:table-cell>
          <table:table-cell table:style-name="Tabelle1.I6" office:value-type="string">
            <text:p text:style-name="P36">99</text:p>
            <text:p text:style-name="P36">~ 14,52 %</text:p>
          </table:table-cell>
          <table:table-cell table:style-name="Tabelle1.E6" office:value-type="string">
            <text:p text:style-name="P36">92</text:p>
            <text:p text:style-name="P36">~ 13,49 %</text:p>
          </table:table-cell>
          <table:table-cell table:style-name="Tabelle1.F6" office:value-type="string">
            <text:p text:style-name="P36">312</text:p>
            <text:p text:style-name="P36">~ 45,75 %</text:p>
          </table:table-cell>
          <table:table-cell table:style-name="Tabelle1.G5" office:value-type="string">
            <text:p text:style-name="P36">682</text:p>
          </table:table-cell>
          <table:table-cell table:style-name="Tabelle1.H6" office:value-type="string">
            <text:p text:style-name="P37">9716</text:p>
          </table:table-cell>
          <table:table-cell table:style-name="Tabelle1.I6" office:value-type="string">
            <text:p text:style-name="P36">400</text:p>
          </table:table-cell>
          <table:table-cell table:style-name="Tabelle1.J6" office:value-type="string">
            <text:p text:style-name="P34"><text:span text:style-name="T18">4</text:span> h</text:p>
            <text:p text:style-name="P35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7" office:value-type="string">
            <text:p text:style-name="P21">CNN</text:p>
          </table:table-cell>
          <table:table-cell table:style-name="Tabelle1.B7" office:value-type="string">
            <text:p text:style-name="P36"/>
          </table:table-cell>
          <table:table-cell table:style-name="Tabelle1.I7" office:value-type="string">
            <text:p text:style-name="P2"/>
          </table:table-cell>
          <table:table-cell table:style-name="Tabelle1.I7" office:value-type="string">
            <text:p text:style-name="P2"/>
          </table:table-cell>
          <table:table-cell table:style-name="Tabelle1.E7" office:value-type="string">
            <text:p text:style-name="P2"/>
          </table:table-cell>
          <table:table-cell table:style-name="Tabelle1.F7" office:value-type="string">
            <text:p text:style-name="P2"/>
          </table:table-cell>
          <table:table-cell table:style-name="Tabelle1.G7" office:value-type="string">
            <text:p text:style-name="P2"/>
          </table:table-cell>
          <table:table-cell table:style-name="Tabelle1.H7" office:value-type="string">
            <text:p text:style-name="Standard"/>
          </table:table-cell>
          <table:table-cell table:style-name="Tabelle1.I7" office:value-type="string">
            <text:p text:style-name="P2"/>
          </table:table-cell>
          <table:table-cell table:style-name="Tabelle1.J7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0T19:13:50.768966529</dc:date>
    <meta:editing-duration>PT16H23M27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88" meta:word-count="181" meta:character-count="734" meta:non-whitespace-character-count="633"/>
  </office:meta>
</office:document-meta>
</file>